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600000207C493695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opacity="0%" draw:textarea-vertical-align="middle" draw:auto-grow-height="false" fo:min-height="0.749cm" fo:min-width="0.499cm" draw:shadow-opacity="0%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3cm" fo:min-width="0.498cm"/>
    </style:style>
    <style:style style:name="gr5" style:family="graphic" style:parent-style-name="standard">
      <style:graphic-properties svg:stroke-width="0.203cm" draw:marker-start-width="0.503cm" draw:marker-end-width="0.503cm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4cm" fo:min-width="2.048cm"/>
    </style:style>
    <style:style style:name="gr9" style:family="graphic" style:parent-style-name="standard">
      <style:graphic-properties draw:stroke="none" draw:fill="none" fo:min-height="0.643cm"/>
    </style:style>
    <style:style style:name="gr10" style:family="graphic" style:parent-style-name="standard">
      <style:graphic-properties draw:stroke="none" draw:fill="none" fo:min-height="0.64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0pt" fo:font-weight="bold"/>
    </style:style>
    <style:style style:name="P4" style:family="paragraph">
      <style:paragraph-properties fo:margin-left="0cm" fo:margin-right="0cm" fo:text-indent="0cm"/>
      <style:text-properties fo:font-size="16pt" fo:font-weight="bold"/>
    </style:style>
    <style:style style:name="T1" style:family="text">
      <style:text-properties fo:font-size="10pt" fo:font-weight="bold"/>
    </style:style>
    <style:style style:name="T2" style:family="text">
      <style:text-properties fo:font-size="16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28cm" svg:height="1.146cm" svg:x="7.841cm" svg:y="11.264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512cm" svg:height="0.498cm" svg:x="8.193cm" svg:y="11.524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1.5cm" svg:height="1.477cm" svg:x="7.664cm" svg:y="11.11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823cm" svg:height="0.857cm" svg:x="8.038cm" svg:y="11.378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2" draw:text-style-name="P1" draw:id="id1" draw:layer="layout" svg:width="1.737cm" svg:height="1.688cm" svg:x="3.592cm" svg:y="2.448cm">
          <draw:image xlink:href="Pictures/100000000000020600000207C4936952.jpg" xlink:type="simple" xlink:show="embed" xlink:actuate="onLoad">
            <text:p text:style-name="P2"/>
          </draw:image>
        </draw:frame>
        <draw:frame draw:style-name="gr2" draw:text-style-name="P1" draw:id="id2" draw:layer="layout" svg:width="1.737cm" svg:height="1.704cm" svg:x="3.592cm" svg:y="12.099cm">
          <draw:image xlink:href="Pictures/100000000000020600000207C4936952.jpg" xlink:type="simple" xlink:show="embed" xlink:actuate="onLoad">
            <text:p text:style-name="P2"/>
          </draw:image>
        </draw:frame>
        <draw:frame draw:style-name="gr2" draw:text-style-name="P1" draw:id="id3" draw:layer="layout" svg:width="1.737cm" svg:height="1.704cm" svg:x="13.804cm" svg:y="12.099cm">
          <draw:image xlink:href="Pictures/100000000000020600000207C4936952.jpg" xlink:type="simple" xlink:show="embed" xlink:actuate="onLoad">
            <text:p text:style-name="P2"/>
          </draw:image>
        </draw:frame>
        <draw:frame draw:style-name="gr3" draw:text-style-name="P3" draw:layer="layout" svg:width="1.058cm" svg:height="1.015cm" svg:x="8.043cm" svg:y="11.269cm">
          <draw:text-box>
            <text:p text:style-name="P2"><text:span text:style-name="T1">X</text:span></text:p>
          </draw:text-box>
        </draw:frame>
        <draw:frame draw:style-name="gr4" draw:text-style-name="P4" draw:layer="layout" svg:width="3.622cm" svg:height="0.893cm" svg:x="5.429cm" svg:y="9.133cm">
          <draw:text-box>
            <text:p text:style-name="P2"><text:span text:style-name="T2">Epicenter</text:span></text:p>
          </draw:text-box>
        </draw:frame>
        <draw:connector draw:style-name="gr5" draw:text-style-name="P1" draw:layer="layout" svg:x1="4.46cm" svg:y1="4.136cm" svg:x2="4.46cm" svg:y2="12.099cm" draw:start-shape="id1" draw:start-glue-point="2" draw:end-shape="id2">
          <text:p text:style-name="P2"/>
        </draw:connector>
        <draw:connector draw:style-name="gr6" draw:text-style-name="P1" draw:layer="layout" svg:x1="5.329cm" svg:y1="12.951cm" svg:x2="13.804cm" svg:y2="12.951cm" draw:start-shape="id2" draw:start-glue-point="1" draw:end-shape="id3" draw:end-glue-point="3">
          <text:p text:style-name="P2"/>
        </draw:connector>
        <draw:line draw:style-name="gr7" draw:text-style-name="P1" draw:layer="layout" svg:x1="7.125cm" svg:y1="9.92cm" svg:x2="8.043cm" svg:y2="10.854cm">
          <text:p text:style-name="P2"/>
        </draw:line>
        <draw:line draw:style-name="gr6" draw:text-style-name="P1" draw:layer="layout" svg:x1="5.329cm" svg:y1="3.638cm" svg:x2="14.152cm" svg:y2="12.099cm">
          <text:p text:style-name="P2"/>
        </draw:line>
        <draw:frame draw:style-name="gr8" draw:text-style-name="P4" draw:layer="layout" svg:width="2.548cm" svg:height="0.894cm" svg:x="5.486cm" svg:y="2.425cm">
          <draw:text-box>
            <text:p text:style-name="P2"><text:span text:style-name="T2">E-Puck</text:span></text:p>
          </draw:text-box>
        </draw:frame>
        <draw:frame draw:style-name="gr9" draw:text-style-name="P4" draw:layer="layout" svg:width="3.03cm" svg:height="0.893cm" svg:x="1.112cm" svg:y="7.308cm">
          <draw:text-box>
            <text:p text:style-name="P2"><text:span text:style-name="T2">45.6cm</text:span></text:p>
          </draw:text-box>
        </draw:frame>
        <draw:frame draw:style-name="gr10" draw:text-style-name="P4" draw:layer="layout" svg:width="3.03cm" svg:height="0.894cm" svg:x="7.747cm" svg:y="13.311cm">
          <draw:text-box>
            <text:p text:style-name="P2"><text:span text:style-name="T2">50.7cm</text:span></text:p>
          </draw:text-box>
        </draw:frame>
        <draw:frame draw:style-name="gr9" draw:text-style-name="P4" draw:layer="layout" svg:width="3.03cm" svg:height="0.893cm" svg:x="9.992cm" svg:y="6.979cm">
          <draw:text-box>
            <text:p text:style-name="P2"><text:span text:style-name="T2">68.2c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5$Build-9073</meta:generator>
    <meta:initial-creator>Nathan Evans</meta:initial-creator>
    <meta:creation-date>2007-02-05T01:16:24</meta:creation-date>
    <dc:creator>Nathan Evans</dc:creator>
    <dc:date>2007-02-06T08:47:19</dc:date>
    <dc:language>en-US</dc:language>
    <meta:editing-cycles>6</meta:editing-cycles>
    <meta:editing-duration>PT1H23M19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